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9256" officeooo:paragraph-rsid="000e9256"/>
    </style:style>
    <style:style style:name="P2" style:family="paragraph" style:parent-style-name="Standard">
      <style:paragraph-properties fo:text-align="center" style:justify-single-word="false"/>
      <style:text-properties fo:font-size="16pt" officeooo:rsid="0010753a" officeooo:paragraph-rsid="0010753a" style:font-size-asian="16pt" style:font-size-complex="16pt"/>
    </style:style>
    <style:style style:name="P3" style:family="paragraph" style:parent-style-name="Standard">
      <style:paragraph-properties fo:text-align="start" style:justify-single-word="false"/>
      <style:text-properties fo:font-size="12pt" officeooo:rsid="0010753a" officeooo:paragraph-rsid="0010753a" style:font-size-asian="10.5pt" style:font-size-complex="12pt"/>
    </style:style>
    <style:style style:name="P4" style:family="paragraph" style:parent-style-name="Standard">
      <style:paragraph-properties fo:text-align="center" style:justify-single-word="false"/>
      <style:text-properties fo:font-size="12pt" officeooo:rsid="000e9256" officeooo:paragraph-rsid="0010b09d" style:font-size-asian="10.5pt" style:font-size-complex="12pt"/>
    </style:style>
    <style:style style:name="P5" style:family="paragraph" style:parent-style-name="Standard">
      <style:paragraph-properties fo:line-height="150%" fo:text-align="center" style:justify-single-word="false"/>
      <style:text-properties fo:font-size="12pt" officeooo:rsid="000e9256" officeooo:paragraph-rsid="0010b09d" style:font-size-asian="10.5pt" style:font-size-complex="12pt"/>
    </style:style>
    <style:style style:name="P6" style:family="paragraph" style:parent-style-name="Standard">
      <style:paragraph-properties fo:line-height="150%" fo:text-align="start" style:justify-single-word="false"/>
      <style:text-properties fo:font-size="12pt" officeooo:paragraph-rsid="0015170a"/>
    </style:style>
    <style:style style:name="T1" style:family="text">
      <style:text-properties fo:font-variant="normal" fo:text-transform="none" fo:color="#333333" style:font-name="Liberation Serif" fo:letter-spacing="normal" fo:font-style="normal" fo:font-weight="normal" officeooo:rsid="0013b55b" style:font-size-asian="12pt" style:font-weight-asian="normal" style:font-size-complex="12pt" style:font-weight-complex="normal"/>
    </style:style>
    <style:style style:name="T2" style:family="text">
      <style:text-properties fo:font-variant="normal" fo:text-transform="none" fo:color="#333333" style:font-name="Liberation Serif" fo:letter-spacing="normal" fo:font-style="normal" fo:font-weight="normal" officeooo:rsid="0015170a" style:font-size-asian="12pt" style:font-weight-asian="normal" style:font-size-complex="12pt" style:font-weight-complex="normal"/>
    </style:style>
    <style:style style:name="T3" style:family="text">
      <style:text-properties fo:font-variant="normal" fo:text-transform="none" fo:color="#333333" style:font-name="Liberation Serif" fo:letter-spacing="normal" fo:font-style="normal" fo:font-weight="normal" officeooo:rsid="0015dd56" style:font-size-asian="12pt" style:font-weight-asian="normal" style:font-size-complex="12pt" style:font-weight-complex="normal"/>
    </style:style>
    <style:style style:name="T4" style:family="text">
      <style:text-properties fo:font-variant="normal" fo:text-transform="none" fo:color="#333333" style:font-name="Liberation Serif" fo:letter-spacing="normal" fo:font-style="normal" fo:font-weight="normal" officeooo:rsid="0016bb8c" style:font-size-asian="12pt" style:font-weight-asian="normal" style:font-size-complex="12pt" style:font-weight-complex="normal"/>
    </style:style>
    <style:style style:name="T5" style:family="text">
      <style:text-properties officeooo:rsid="0010b09d" style:font-size-asian="10.5pt" style:font-size-complex="12pt"/>
    </style:style>
    <style:style style:name="T6" style:family="text">
      <style:text-properties officeooo:rsid="00113a5b" style:font-size-asian="10.5pt" style:font-size-complex="12pt"/>
    </style:style>
    <style:style style:name="T7" style:family="text">
      <style:text-properties officeooo:rsid="0015170a" style:font-size-asian="10.5pt" style:font-size-complex="12pt"/>
    </style:style>
    <style:style style:name="T8" style:family="text">
      <style:text-properties officeooo:rsid="0015dd56" style:font-size-asian="10.5pt" style:font-size-complex="12pt"/>
    </style:style>
    <style:style style:name="T9" style:family="text">
      <style:text-properties style:font-name="Liberation Serif" fo:font-weight="normal" officeooo:rsid="00113a5b"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epth Explanation for the Effectiveness of the Muller-Lyer Illu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n Reynolds</text:p>
      <text:p text:style-name="P1">20473104</text:p>
      <text:p text:style-name="P1">Assignment 2</text:p>
      <text:p text:style-name="P1">Psych 306</text:p>
      <text:p text:style-name="P1"/>
      <text:p text:style-name="P2"><text:soft-page-break/>Abstract</text:p>
      <text:p text:style-name="P2"/>
      <text:p text:style-name="P3">The depth explanation for the Muller-Lyer illusio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Depth Explanation for the Effectiveness of the Muller-Lyer Illusion</text:p>
      <text:p text:style-name="P5"/>
      <text:p text:style-name="P6"><text:span text:style-name="T5">The Muller-Lyer illusion causes the perceived length of equal length lines to differ depending on the angling of the brackets at the end of each line. </text:span><text:span text:style-name="T6">Psychologist Richard Gregory suggested that features of a 2-dimensional picture can alter an observer's perceived size of objects, a perception effect that he refers to as “depth cue scaling” (</text:span><text:a xlink:type="simple" xlink:href="https://www.tamu.edu/faculty/takashi/psyc689/Muller-Lyer%20illusion/Gregory%20(1968).pdf"><text:span text:style-name="T6">https://www.tamu.edu/faculty/takashi/psyc689/Muller-Lyer%20illusion/Gregory%20(1968).pdf</text:span></text:a><text:span text:style-name="T6">). He suggests that a line with inward-going arrows is perceived as outside corner of a building, creating a negative depth cue scaling, </text:span><text:span text:style-name="T7">while t</text:span><text:span text:style-name="T6">he line with outward-going arrows is perceived as the far inside corner of a room, creating a positive depth cue scaling. </text:span><text:span text:style-name="T7">This scaling effect</text:span><text:span text:style-name="T6"> causes the </text:span><text:span text:style-name="T7">brain to</text:span><text:span text:style-name="T6"> </text:span><text:span text:style-name="T7">perceive the outside corner as closer than the inside corner, creating the illusion that the line with the inward-</text:span><text:span text:style-name="T8">facing arrows</text:span><text:span text:style-name="T7"> is shorter than the outward-going </text:span><text:span text:style-name="T8">version</text:span><text:span text:style-name="T6">. </text:span><text:span text:style-name="T7">Researchers</text:span><text:span text:style-name="T6"> ran trials of the Muller-Lyer experiment in the 1960s with members of an African group called the Zulus, who lived in a “circular culture” of round buildings </text:span><text:span text:style-name="T7">and </text:span><text:span text:style-name="T6">who did not perceive the inward-going or outward-going arrows as corners </text:span><text:span text:style-name="T9">of a building (</text:span><text:span text:style-name="T2">http://visual-memory.co.uk/daniel/Modules/FM21820/visper04.html</text:span><text:span text:style-name="T1">). </text:span><text:span text:style-name="T2">Without this depth effect, the Zulu performed better in the experiment than Western participants.</text:span></text:p>
      <text:p text:style-name="P6"/>
      <text:p text:style-name="P6"><text:span text:style-name="T2">This study uses two different types of the Muller-Lyer illusion. The first uses inward and outward-going arrows that create a depth cue scaling effect in participants from a non-circular culture. The second uses inward and outward-</text:span><text:span text:style-name="T3">going</text:span><text:span text:style-name="T2"> detached square brackets instead of arrows. The detached square brackets </text:span><text:span text:style-name="T3">are not perceived as corners and do not generate the described depth effect. The purpose of this study is to determine how the depth effect influences the effectiveness of the Muller-Lyer experiment. The study has participants adjust the </text:span><text:span text:style-name="T4">dependent variable, the </text:span><text:span text:style-name="T3">length of a line with inward-going arrows, until they perceive it as equal to the length of a provided line with outward-going arrows. The </text:span><text:span text:style-name="T4">independent variable, the shape at the end of each line, is then replaced with detached angle brackets and the experiment is repeated</text:span><text:span text:style-name="T3">. It is hypothesized that participants will more accurately match the inward and outward-going detached square brackets than the arrow version, given that the angled brackets do not generate the depth illusion that in previous studies have allowed participants such as the Zulu tribes of Africa to perform better than Western participants in the Muller-Lyer experi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23:35:20.990429250</meta:creation-date>
    <meta:generator>LibreOffice/4.2.8.2$Linux_X86_64 LibreOffice_project/420m0$Build-2</meta:generator>
    <dc:date>2016-07-04T08:11:53.125562687</dc:date>
    <meta:editing-duration>PT46M25S</meta:editing-duration>
    <meta:editing-cycles>3</meta:editing-cycles>
    <meta:document-statistic meta:table-count="0" meta:image-count="0" meta:object-count="0" meta:page-count="3" meta:paragraph-count="10" meta:word-count="412" meta:character-count="2781" meta:non-whitespace-character-count="2378"/>
  </office:meta>
</office:document-meta>
</file>